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0a6d63ec" officeooo:paragraph-rsid="1bf46846" style:font-name-asian="Liberation Serif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0a6d63ec" officeooo:paragraph-rsid="1bf5a7c0" style:font-name-asian="Liberation Serif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6d63ec" officeooo:paragraph-rsid="1bf9d698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6d63ec" officeooo:paragraph-rsid="1c077612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6d63ec" officeooo:paragraph-rsid="1c0a09a1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6d63ec" officeooo:paragraph-rsid="1c0a1566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1c1c1c" style:font-name="Liberation Serif" fo:font-size="17pt" fo:font-weight="bold" officeooo:rsid="0a6d63ec" officeooo:paragraph-rsid="1bfc68d1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1c1c1c" style:font-name="Liberation Serif" fo:font-size="17pt" fo:font-weight="bold" officeooo:rsid="0a6d63ec" officeooo:paragraph-rsid="1c077612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1c040827" style:font-name-asian="標楷體1"/>
    </style:style>
    <style:style style:name="T3" style:family="text">
      <style:text-properties style:text-underline-style="solid" style:text-underline-width="auto" style:text-underline-color="font-color" style:font-name-asian="標楷體1"/>
    </style:style>
    <style:style style:name="T4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95ab652" style:font-name-asian="標楷體1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95ab652" style:font-name-asian="標楷體1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40827" style:font-name-asian="標楷體1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10" style:family="text">
      <style:text-properties style:font-name-asian="標楷體1"/>
    </style:style>
    <style:style style:name="T11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2" style:family="text">
      <style:text-properties fo:color="#1c1c1c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13" style:family="text">
      <style:text-properties fo:color="#1c1c1c"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" style:family="text">
      <style:text-properties fo:color="#1c1c1c" style:text-outline="false" style:text-line-through-style="none" style:text-line-through-type="none" style:text-position="0% 100%" style:font-name="標楷體1" fo:font-style="normal" fo:text-shadow="none" style:text-underline-style="none" officeooo:rsid="1c040827" style:font-name-asian="標楷體1" style:font-style-asian="normal" style:font-name-complex="標楷體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7955226" text:style-name="L1">
        <text:list-item>
          <text:p text:style-name="P1"><text:bookmark-start text:name="時空旅行的 悖論"/><text:span text:style-name="T10">時空旅行的 悖論</text:span><text:bookmark-end text:name="時空旅行的 悖論"/></text:p>
          <text:list>
            <text:list-item>
              <text:p text:style-name="P3"><text:span text:style-name="T1">時空旅行 有機率產生 悖論</text:span><text:span text:style-name="T10">。</text:span></text:p>
              <text:list>
                <text:list-item>
                  <text:p text:style-name="P3"><text:span text:style-name="T1">時空旅行 是 第一種時空旅行、第二種時空旅行、第三種時空旅行</text:span><text:span text:style-name="T10">。</text:span></text:p>
                  <text:list>
                    <text:list-item>
                      <text:p text:style-name="P7"><text:span text:style-name="T10">（</text:span><text:span text:style-name="T1">第一~三種時空旅行 </text:span><text:span text:style-name="T2">的</text:span><text:span text:style-name="T1"> </text:span><text:span text:style-name="T10">相關描述在 </text:span><text:span text:style-name="T3">時空旅行</text:span><text:span text:style-name="T10"> 文件群的 </text:span><text:span text:style-name="T3">時空旅行 有三種</text:span><text:span text:style-name="T10">）</text:span></text:p>
                    </text:list-item>
                  </text:list>
                </text:list-item>
                <text:list-item>
                  <text:p text:style-name="P3"><text:span text:style-name="T10">祖父悖論。</text:span></text:p>
                  <text:list>
                    <text:list-item>
                      <text:p text:style-name="P4"><text:span text:style-name="T10">時空旅行 因為 </text:span><text:span text:style-name="T5">必然型巧合</text:span><text:span text:style-name="T10">，有機率無法 阻止 事件發生。</text:span></text:p>
                      <text:list>
                        <text:list-item>
                          <text:p text:style-name="P8"><text:span text:style-name="T10">（</text:span><text:span text:style-name="T5">必然型巧合</text:span><text:span text:style-name="T6"> </text:span><text:span text:style-name="T7">的</text:span><text:span text:style-name="T6"> </text:span><text:span text:style-name="T8">相關描述在 </text:span><text:span text:style-name="T9">_</text:span><text:span text:style-name="T8"> 文件群的 </text:span><text:span text:style-name="T4">巧合</text:span><text:span text:style-name="T10">）</text:span></text:p>
                        </text:list-item>
                        <text:list-item>
                          <text:p text:style-name="P6"><text:span text:style-name="T10">明顯例子，假定，第一個個體 進行 時空旅行，試圖 阻止 第二個個體 被拯救。</text:span></text:p>
                          <text:list>
                            <text:list-item>
                              <text:p text:style-name="P6"><text:span text:style-name="T10">因為 </text:span><text:span text:style-name="T5">必然型巧合</text:span><text:span text:style-name="T10">，第一個個體 有機率無法阻止 第二個個體 被拯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10">時空旅行 因為 </text:span><text:span text:style-name="T5">必然型巧合</text:span><text:span text:style-name="T10">，有機率反而 促成 事件發生。</text:span></text:p>
                      <text:list>
                        <text:list-item>
                          <text:p text:style-name="P2"><text:span text:style-name="T10">明顯例子，假定，第一個個體 進行 時空旅行，試圖 拯救 第二個個體。</text:span></text:p>
                          <text:list>
                            <text:list-item>
                              <text:p text:style-name="P2"><text:span text:style-name="T10">第一個個體 有機率是，第二個個體 死亡的 直接原因、間接原因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8T23:41:13.813000000</dc:date>
    <meta:editing-duration>P11DT4H49M38S</meta:editing-duration>
    <meta:editing-cycles>6468</meta:editing-cycles>
    <meta:document-statistic meta:table-count="0" meta:image-count="0" meta:object-count="0" meta:page-count="1" meta:paragraph-count="12" meta:word-count="285" meta:character-count="337" meta:non-whitespace-character-count="297"/>
  </office:meta>
</office:document-meta>
</file>